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8.68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1.836cm"/>
    </style:style>
    <style:style style:name="co14" style:family="table-column">
      <style:table-column-properties fo:break-before="auto" style:column-width="4.195cm"/>
    </style:style>
    <style:style style:name="co15" style:family="table-column">
      <style:table-column-properties fo:break-before="auto" style:column-width="2.863cm"/>
    </style:style>
    <style:style style:name="co16" style:family="table-column">
      <style:table-column-properties fo:break-before="auto" style:column-width="3.806cm"/>
    </style:style>
    <style:style style:name="co17" style:family="table-column">
      <style:table-column-properties fo:break-before="auto" style:column-width="3.918cm"/>
    </style:style>
    <style:style style:name="co18" style:family="table-column">
      <style:table-column-properties fo:break-before="auto" style:column-width="2.002cm"/>
    </style:style>
    <style:style style:name="co19" style:family="table-column">
      <style:table-column-properties fo:break-before="auto" style:column-width="3.362cm"/>
    </style:style>
    <style:style style:name="co20" style:family="table-column">
      <style:table-column-properties fo:break-before="auto" style:column-width="3.639cm"/>
    </style:style>
    <style:style style:name="co21" style:family="table-column">
      <style:table-column-properties fo:break-before="auto" style:column-width="3.501cm"/>
    </style:style>
    <style:style style:name="co22" style:family="table-column">
      <style:table-column-properties fo:break-before="auto" style:column-width="3.584cm"/>
    </style:style>
    <style:style style:name="co23" style:family="table-column">
      <style:table-column-properties fo:break-before="auto" style:column-width="3.722cm"/>
    </style:style>
    <style:style style:name="co24" style:family="table-column">
      <style:table-column-properties fo:break-before="auto" style:column-width="6.21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2.085cm"/>
    </style:style>
    <style:style style:name="co27" style:family="table-column">
      <style:table-column-properties fo:break-before="auto" style:column-width="1.503cm"/>
    </style:style>
    <style:style style:name="co28" style:family="table-column">
      <style:table-column-properties fo:break-before="auto" style:column-width="1.642cm"/>
    </style:style>
    <style:style style:name="co29" style:family="table-column">
      <style:table-column-properties fo:break-before="auto" style:column-width="2.196cm"/>
    </style:style>
    <style:style style:name="co30" style:family="table-column">
      <style:table-column-properties fo:break-before="auto" style:column-width="2.78cm"/>
    </style:style>
    <style:style style:name="co31" style:family="table-column">
      <style:table-column-properties fo:break-before="auto" style:column-width="1.531cm"/>
    </style:style>
    <style:style style:name="co32" style:family="table-column">
      <style:table-column-properties fo:break-before="auto" style:column-width="3.085cm"/>
    </style:style>
    <style:style style:name="co33" style:family="table-column">
      <style:table-column-properties fo:break-before="auto" style:column-width="2.307cm"/>
    </style:style>
    <style:style style:name="co34" style:family="table-column">
      <style:table-column-properties fo:break-before="auto" style:column-width="3cm"/>
    </style:style>
    <style:style style:name="co35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002cm"/>
    </style:style>
    <style:style style:name="co37" style:family="table-column">
      <style:table-column-properties fo:break-before="auto" style:column-width="3.588cm"/>
    </style:style>
    <style:style style:name="co38" style:family="table-column">
      <style:table-column-properties fo:break-before="auto" style:column-width="3.283cm"/>
    </style:style>
    <style:style style:name="co39" style:family="table-column">
      <style:table-column-properties fo:break-before="auto" style:column-width="3.842cm"/>
    </style:style>
    <style:style style:name="co40" style:family="table-column">
      <style:table-column-properties fo:break-before="auto" style:column-width="3.198cm"/>
    </style:style>
    <style:style style:name="co41" style:family="table-column">
      <style:table-column-properties fo:break-before="auto" style:column-width="2.272cm"/>
    </style:style>
    <style:style style:name="co42" style:family="table-column">
      <style:table-column-properties fo:break-before="auto" style:column-width="2.861cm"/>
    </style:style>
    <style:style style:name="co43" style:family="table-column">
      <style:table-column-properties fo:break-before="auto" style:column-width="2.413cm"/>
    </style:style>
    <style:style style:name="co44" style:family="table-column">
      <style:table-column-properties fo:break-before="auto" style:column-width="2.385cm"/>
    </style:style>
    <style:style style:name="co45" style:family="table-column">
      <style:table-column-properties fo:break-before="auto" style:column-width="1.344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3.56cm"/>
    </style:style>
    <style:style style:name="co48" style:family="table-column">
      <style:table-column-properties fo:break-before="auto" style:column-width="2.551cm"/>
    </style:style>
    <style:style style:name="co49" style:family="table-column">
      <style:table-column-properties fo:break-before="auto" style:column-width="3.787cm"/>
    </style:style>
    <style:style style:name="co50" style:family="table-column">
      <style:table-column-properties fo:break-before="auto" style:column-width="3.503cm"/>
    </style:style>
    <style:style style:name="co51" style:family="table-column">
      <style:table-column-properties fo:break-before="auto" style:column-width="3.336cm"/>
    </style:style>
    <style:style style:name="co52" style:family="table-column">
      <style:table-column-properties fo:break-before="auto" style:column-width="3.251cm"/>
    </style:style>
    <style:style style:name="co54" style:family="table-column">
      <style:table-column-properties fo:break-before="auto" style:column-width="1.58cm"/>
    </style:style>
    <style:style style:name="co55" style:family="table-column">
      <style:table-column-properties fo:break-before="auto" style:column-width="5.383cm"/>
    </style:style>
    <style:style style:name="co56" style:family="table-column">
      <style:table-column-properties fo:break-before="auto" style:column-width="8.885cm"/>
    </style:style>
    <style:style style:name="co57" style:family="table-column">
      <style:table-column-properties fo:break-before="auto" style:column-width="15.95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94cm" fo:break-before="auto" style:use-optimal-row-height="true"/>
    </style:style>
    <style:style style:name="ro7" style:family="table-row">
      <style:table-row-properties style:row-height="3.738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378cm" fo:break-before="auto" style:use-optimal-row-height="true"/>
    </style:style>
    <style:style style:name="ro10" style:family="table-row">
      <style:table-row-properties style:row-height="4.011cm" fo:break-before="auto" style:use-optimal-row-height="true"/>
    </style:style>
    <style:style style:name="ro11" style:family="table-row">
      <style:table-row-properties style:row-height="2.695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d32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5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50">
      <style:table-cell-properties fo:background-color="#ffff99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99ffcc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99ffcc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99ccff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Test_Scenario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Descriptions</text:p>
          </table:table-cell>
          <table:table-cell table:style-name="ce4" office:value-type="string">
            <text:p>Expectation</text:p>
          </table:table-cell>
          <table:table-cell table:style-name="ce3" office:value-type="string">
            <text:p>Resul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ciety Regisration, </text:p>
            <text:p>Parameter Setup and Member Registrations (Every last sunday, 12% rate, 100 share amount)</text:p>
            <text:p>Fresh Society (i.e. Starting from today)</text:p>
          </table:table-cell>
          <table:table-cell office:value-type="string">
            <text:p>Table should be inserted with appropriate data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irst Meeting Entry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3.1 Start Meeting (Event – 5)</text:p>
            <text:p>3.2 Share Amount collection (Event – 6)</text:p>
            <text:p>3.3 Loan Installment Collection (Event – 8) (Take 1 Full, 1 Partial and 1 without installment payment)</text:p>
            <text:p>3.4 Get Total Cash Balance (Event – 9)</text:p>
            <text:p>3.5 Loan Disbursment (Event – 10, Take 1 fresh member and 1 existing one with different loan amount disb)</text:p>
            <text:p>3.6 Meeting End (Event – 11)</text:p>
          </table:table-cell>
          <table:table-cell table:number-columns-repeated="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4.1 Start Meeting (Event – 5)</text:p>
            <text:p>4.2 Share Amount collection (Event – 6)</text:p>
            <text:p>4.3 Loan Installment Collection (Event – 8) (1 continue Partial, 1 last month full)</text:p>
            <text:p>4.4 Get Total Cash Balance (Event – 9)</text:p>
            <text:p>4.5 Meeting End (Event – 11)</text:p>
          </table:table-cell>
          <table:table-cell table:number-columns-repeated="2"/>
        </table:table-row>
        <table:table-row table:style-name="ro5" table:number-rows-repeated="1048570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cenario_Details" table:style-name="ta1" table:print="false">
        <office:forms form:automatic-focus="false" form:apply-design-mode="false"/>
        <table:table-column table:style-name="co54" table:default-cell-style-name="Default"/>
        <table:table-column table:style-name="co5" table:default-cell-style-name="ce2"/>
        <table:table-column table:style-name="co55" table:default-cell-style-name="ce35"/>
        <table:table-column table:style-name="co56" table:default-cell-style-name="Default"/>
        <table:table-column table:style-name="co57" table:default-cell-style-name="ce38"/>
        <table:table-column table:style-name="co5" table:default-cell-style-name="Default"/>
        <table:table-row table:style-name="ro1">
          <table:table-cell table:style-name="ce6" office:value-type="string">
            <text:p>Scenario ID</text:p>
          </table:table-cell>
          <table:table-cell table:style-name="ce32" office:value-type="string">
            <text:p>Test ID</text:p>
          </table:table-cell>
          <table:table-cell table:style-name="ce34" office:value-type="string">
            <text:p>Description</text:p>
          </table:table-cell>
          <table:table-cell table:style-name="ce6" office:value-type="string">
            <text:p>Input</text:p>
          </table:table-cell>
          <table:table-cell table:style-name="ce36" office:value-type="string">
            <text:p>Expectation</text:p>
          </table:table-cell>
          <table:table-cell table:style-name="ce6" office:value-type="string">
            <text:p>Result</text:p>
          </table:table-cell>
        </table:table-row>
        <table:table-row table:style-name="ro6">
          <table:table-cell table:style-name="ce31" office:value-type="float" office:value="1" table:number-columns-spanned="1" table:number-rows-spanned="3">
            <text:p>1</text:p>
          </table:table-cell>
          <table:table-cell table:style-name="ce9" office:value-type="string">
            <text:p>1.1</text:p>
          </table:table-cell>
          <table:table-cell office:value-type="string">
            <text:p>Socity Registration (Event – 1)</text:p>
          </table:table-cell>
          <table:table-cell office:value-type="string">
            <text:p>Name = <text:s/>umariya_society</text:p>
            <text:p>Email = <text:s/><text:a xlink:href="mailto:umasociety@gmail.com">umasociety@gmail.com</text:a></text:p>
          </table:table-cell>
          <table:table-cell table:style-name="ce37" office:value-type="string">
            <text:p>group_master should be inserted with appropriate data</text:p>
            <text:p>Table group_balance should have default 0 amount values</text:p>
          </table:table-cell>
          <table:table-cell office:value-type="string">
            <text:p>PASS</text:p>
          </table:table-cell>
        </table:table-row>
        <table:table-row table:style-name="ro7">
          <table:covered-table-cell/>
          <table:table-cell office:value-type="string">
            <text:p>1.2</text:p>
          </table:table-cell>
          <table:table-cell office:value-type="string">
            <text:p>Socity Parameter Configuration (Event – 2)</text:p>
          </table:table-cell>
          <table:table-cell table:style-name="ce12" office:value-type="string">
            <text:p><text:span text:style-name="T1"><text:s/></text:span><text:span text:style-name="T1">group_master_id=1</text:span></text:p>
            <text:p><text:span text:style-name="T1"><text:s/></text:span><text:span text:style-name="T1">group_start_date=2019-01-01</text:span></text:p>
            <text:p><text:span text:style-name="T1">meeting_schedule=last sunday</text:span></text:p>
            <text:p><text:span text:style-name="T1">share_face_value=100</text:span></text:p>
            <text:p><text:span text:style-name="T1"><text:s/></text:span><text:span text:style-name="T1">loan_interest_rate=12</text:span></text:p>
            <text:p><text:span text:style-name="T1"><text:s/></text:span><text:span text:style-name="T1">loan_interest_base=1</text:span></text:p>
            <text:p><text:span text:style-name="T1"><text:s/></text:span><text:span text:style-name="T1">loan_disb_amt_max_lim_percent=200%</text:span></text:p>
            <text:p><text:span text:style-name="T1"><text:s/></text:span><text:span text:style-name="T1">loan_gauranters_count=3</text:span></text:p>
            <text:p><text:span text:style-name="T2"/></text:p>
          </table:table-cell>
          <table:table-cell table:style-name="ce37" office:value-type="string">
            <text:p>group_params should be inserted with appropriate data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1.3</text:p>
          </table:table-cell>
          <table:table-cell office:value-type="string">
            <text:p>Group Member Registration (Event – 4)</text:p>
          </table:table-cell>
          <table:table-cell office:value-type="string">
            <text:p>Total 5 Member registration</text:p>
          </table:table-cell>
          <table:table-cell table:style-name="ce37" office:value-type="string">
            <text:p>Table should be inserted with appropriate data</text:p>
            <text:p>share_balance to be 0, calender_id reference null</text:p>
          </table:table-cell>
          <table:table-cell office:value-type="string">
            <text:p>PASS</text:p>
          </table:table-cell>
        </table:table-row>
        <table:table-row table:style-name="ro8">
          <table:table-cell table:style-name="ce2" office:value-type="float" office:value="2" table:number-columns-spanned="1" table:number-rows-spanned="6">
            <text:p>2</text:p>
          </table:table-cell>
          <table:table-cell office:value-type="string">
            <text:p>2.1</text:p>
          </table:table-cell>
          <table:table-cell office:value-type="string">
            <text:p>Start Meeting (Event – 5)</text:p>
          </table:table-cell>
          <table:table-cell office:value-type="string">
            <text:p>Start Meeting Button Click (NO DATA)</text:p>
          </table:table-cell>
          <table:table-cell office:value-type="string">
            <text:p>meeting_calender to have appropriate record inserted (cycle_no to be max + 1, share_amount to be from group_params, total active members as per group_members)</text:p>
            <text:p>ln_masters to have no data as their is no loan</text:p>
          </table:table-cell>
          <table:table-cell office:value-type="string">
            <text:p>PASS</text:p>
          </table:table-cell>
        </table:table-row>
        <table:table-row table:style-name="ro2">
          <table:covered-table-cell/>
          <table:table-cell office:value-type="string">
            <text:p>2.2</text:p>
          </table:table-cell>
          <table:table-cell office:value-type="string">
            <text:p>Share Amount collection (Event – 6)</text:p>
            <text:p>(For All members)</text:p>
          </table:table-cell>
          <table:table-cell office:value-type="string">
            <text:p>Collect Share amount from every member</text:p>
          </table:table-cell>
          <table:table-cell office:value-type="string">
            <text:p>Share balance amount should be 100 for all members of this society under group_members</text:p>
            <text:p>Appropriate active cycle_no from meeting_calender (1 in current case)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2.3</text:p>
          </table:table-cell>
          <table:table-cell office:value-type="string">
            <text:p>Get Total Cash Balance (Event – 9)</text:p>
          </table:table-cell>
          <table:table-cell office:value-type="string">
            <text:p>group_master_id</text:p>
          </table:table-cell>
          <table:table-cell office:value-type="string">
            <text:p>Total Cash Balance should be 600</text:p>
          </table:table-cell>
          <table:table-cell office:value-type="string">
            <text:p>PASS</text:p>
          </table:table-cell>
        </table:table-row>
        <table:table-row table:style-name="ro2">
          <table:covered-table-cell/>
          <table:table-cell office:value-type="string">
            <text:p>2.4</text:p>
          </table:table-cell>
          <table:table-cell office:value-type="string">
            <text:p>Loan Disbursment (Event – 10,</text:p>
            <text:p>Take 4 members with different loan amount disb)</text:p>
          </table:table-cell>
          <table:table-cell office:value-type="string">
            <text:p>4 member took loan (l1 = 100, l2=200, l3=100, l4=100)</text:p>
          </table:table-cell>
          <table:table-cell office:value-type="string">
            <text:p>ln_master to have appropriate record inserted (insert loan in ln_disbursment appropriate member )</text:p>
            <text:p>group_event_log to have appropriate recod data (loan_amount should be as txn_amount, gurnter data &amp; remark)</text:p>
            <text:p>Txn code should be 101, remark to have appropriate gaurter id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float" office:value="2.5">
            <text:p>2.5</text:p>
          </table:table-cell>
          <table:table-cell office:value-type="string">
            <text:p>Get Total Cash Balance (Event – 9)</text:p>
          </table:table-cell>
          <table:table-cell office:value-type="string">
            <text:p>group_master_id</text:p>
          </table:table-cell>
          <table:table-cell office:value-type="string">
            <text:p>Total Cash Balance should be 100</text:p>
          </table:table-cell>
          <table:table-cell office:value-type="string">
            <text:p>PASS</text:p>
          </table:table-cell>
        </table:table-row>
        <table:table-row table:style-name="ro9">
          <table:covered-table-cell/>
          <table:table-cell office:value-type="string">
            <text:p>2.5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39" office:value-type="string">
            <text:p>meeting_calender to be updated with status as C, total_active_members as 6 and meeting_end_date as transaction time stamp.</text:p>
          </table:table-cell>
          <table:table-cell office:value-type="string">
            <text:p>PASS</text:p>
          </table:table-cell>
        </table:table-row>
        <table:table-row table:style-name="ro4">
          <table:table-cell table:style-name="ce2" office:value-type="float" office:value="3" table:number-columns-spanned="1" table:number-rows-spanned="7">
            <text:p>3</text:p>
          </table:table-cell>
          <table:table-cell office:value-type="string">
            <text:p>3.1 </text:p>
          </table:table-cell>
          <table:table-cell office:value-type="string">
            <text:p>Start Meeting (Event – 5)</text:p>
          </table:table-cell>
          <table:table-cell office:value-type="string">
            <text:p><text:s/>group_master_id=1 <text:s/>group_start_date=2019-01-01 meeting_schedule=last sunday share_face_value=100 <text:s/>loan_interest_rate=12 <text:s/>loan_interest_base=1 <text:s/>loan_disb_amt_max_lim_percent=200% <text:s/>loan_gauranters_count=3 </text:p>
          </table:table-cell>
          <table:table-cell office:value-type="string">
            <text:p>meeting_calender to have appropriate record inserted (should be 2019-02-01) </text:p>
            <text:p>ln_masters to have data as per below</text:p>
            <text:p>L1 amt_ln_balance 101, amt_int_accr 1, amt_int_paid 0, amt_ln_disb 100</text:p>
            <text:p>L2 .. 202, 2, 0, 200</text:p>
            <text:p>L3 .. 101, 1, 0 ,100</text:p>
            <text:p>L4 .. 101, 1, 0, 100</text:p>
          </table:table-cell>
          <table:table-cell/>
        </table:table-row>
        <table:table-row table:style-name="ro6">
          <table:covered-table-cell table:style-name="ce2"/>
          <table:table-cell table:style-name="ce33" office:value-type="string">
            <text:p>3.1.1</text:p>
          </table:table-cell>
          <table:table-cell office:value-type="string">
            <text:p>Get Total Cash Balance (Event – 9)</text:p>
          </table:table-cell>
          <table:table-cell office:value-type="string">
            <text:p>group_master_id</text:p>
          </table:table-cell>
          <table:table-cell office:value-type="string">
            <text:p>Total Cash Balance should be 100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3.2 </text:p>
          </table:table-cell>
          <table:table-cell office:value-type="string">
            <text:p>Share Amount collection (Event – 6)</text:p>
          </table:table-cell>
          <table:table-cell office:value-type="string">
            <text:p>Collect Share amount from every member(100)</text:p>
            <text:p>Update calender id in group member</text:p>
          </table:table-cell>
          <table:table-cell office:value-type="string">
            <text:p>share balance amount should be 200 for all members of this society under group_members</text:p>
            <text:p>Calender id should be =2</text:p>
          </table:table-cell>
          <table:table-cell office:value-type="string">
            <text:p>PASS</text:p>
          </table:table-cell>
        </table:table-row>
        <table:table-row table:style-name="ro10">
          <table:covered-table-cell/>
          <table:table-cell office:value-type="string">
            <text:p>3.3 </text:p>
          </table:table-cell>
          <table:table-cell office:value-type="string">
            <text:p>Loan Installment Collection (Event – 8) </text:p>
            <text:p>(Take 1 Full, 1 Partial and 1 without installment payment)</text:p>
          </table:table-cell>
          <table:table-cell office:value-type="string">
            <text:p>L1 101 amount (FULL)</text:p>
            <text:p>L2 102 amount (Partial .. Total pending 100)</text:p>
            <text:p>L3 101 amount (FULL)</text:p>
            <text:p>L4 No installment</text:p>
          </table:table-cell>
          <table:table-cell office:value-type="string">
            <text:p>L1 </text:p>
            <text:p>ln_master amt_int_paid=1, amt_int_accr=0, amt_ln_balance=0,amt_ln_disb=100</text:p>
            <text:p>ln_installemt:INSERT amt_int_install = 1, amt_princ_install = 100</text:p>
            <text:p>L2</text:p>
            <text:p>ln_master amt_int_paid=2, amt_int_accr=0, amt_ln_balance=100,amt_ln_disb=200</text:p>
            <text:p>ln_installemt:INSERT amt_int_install = 2, amt_princ_install = 100</text:p>
            <text:p>L3</text:p>
            <text:p>ln_master amt_int_paid=1, amt_int_accr=0, amt_ln_balance=0,amt_ln_disb=100</text:p>
            <text:p>ln_installemt:INSERT amt_int_install = 1, amt_princ_install = 100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3.4 </text:p>
          </table:table-cell>
          <table:table-cell office:value-type="string">
            <text:p>Get Total Cash Balance (Event – 9)</text:p>
          </table:table-cell>
          <table:table-cell office:value-type="string">
            <text:p>group_master_id</text:p>
          </table:table-cell>
          <table:table-cell office:value-type="string">
            <text:p>total cash balance should be 1004</text:p>
          </table:table-cell>
          <table:table-cell office:value-type="string">
            <text:p>PASS</text:p>
          </table:table-cell>
        </table:table-row>
        <table:table-row table:style-name="ro11">
          <table:covered-table-cell/>
          <table:table-cell office:value-type="string">
            <text:p>3.5 </text:p>
          </table:table-cell>
          <table:table-cell office:value-type="string">
            <text:p>Loan Disbursment (Event – 10, </text:p>
            <text:p>Take 1 fresh member and 1 existing one with different loan amount disb)</text:p>
          </table:table-cell>
          <table:table-cell office:value-type="string">
            <text:p>L4 100</text:p>
            <text:p>L5 200</text:p>
          </table:table-cell>
          <table:table-cell office:value-type="string">
            <text:p>L4</text:p>
            <text:p>ln_master amt_ln_disb=200, amt_ln_balance=201, amt_int_accr=1</text:p>
            <text:p>group_event_log to have appropriate recod data (gurnter data &amp; remark)</text:p>
            <text:p>L5</text:p>
            <text:p>ln_master amt_ln_disb=200, amt_ln_balance=200, amt_int_accr=0</text:p>
            <text:p>Apporpriate group_event_log</text:p>
          </table:table-cell>
          <table:table-cell office:value-type="string">
            <text:p>PASS</text:p>
          </table:table-cell>
        </table:table-row>
        <table:table-row table:style-name="ro9">
          <table:covered-table-cell/>
          <table:table-cell office:value-type="string">
            <text:p>3.6 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39" office:value-type="string">
            <text:p>table should be-inserted with C in meeting status -</text:p>
            <text:p>Meeting date (2019-02-01)</text:p>
          </table:table-cell>
          <table:table-cell office:value-type="string">
            <text:p>PASS</text:p>
          </table:table-cell>
        </table:table-row>
        <table:table-row table:style-name="ro8">
          <table:table-cell table:style-name="ce2" office:value-type="float" office:value="4" table:number-columns-spanned="1" table:number-rows-spanned="6">
            <text:p>4</text:p>
          </table:table-cell>
          <table:table-cell office:value-type="string">
            <text:p>4.1</text:p>
          </table:table-cell>
          <table:table-cell office:value-type="string">
            <text:p>Start Meeting (Event – 5)</text:p>
          </table:table-cell>
          <table:table-cell office:value-type="string">
            <text:p>update meeting calender to cuurent date-(2019-03-02)</text:p>
            <text:p>Update interest data</text:p>
          </table:table-cell>
          <table:table-cell office:value-type="string">
            <text:p>meeting_calender to have appropriate record inserted (should be 2019-02-01) </text:p>
            <text:p>ln_masters to have update interest_amount,amt_ln_balance</text:p>
          </table:table-cell>
          <table:table-cell office:value-type="string">
            <text:p>PASS</text:p>
          </table:table-cell>
        </table:table-row>
        <table:table-row table:style-name="ro8">
          <table:covered-table-cell/>
          <table:table-cell office:value-type="string">
            <text:p>4.2</text:p>
          </table:table-cell>
          <table:table-cell office:value-type="string">
            <text:p>Share Amount collection (Event – 6)</text:p>
          </table:table-cell>
          <table:table-cell office:value-type="string">
            <text:p>Collect Share amount from every member(100)</text:p>
            <text:p>Update calender id in group member</text:p>
          </table:table-cell>
          <table:table-cell office:value-type="string">
            <text:p>share balance amount should be 300 for all members of this society under group_members</text:p>
            <text:p>Calender id should be =31</text:p>
          </table:table-cell>
          <table:table-cell office:value-type="string">
            <text:p>PASS</text:p>
          </table:table-cell>
        </table:table-row>
        <table:table-row table:style-name="ro12">
          <table:covered-table-cell/>
          <table:table-cell office:value-type="string">
            <text:p>4.3</text:p>
          </table:table-cell>
          <table:table-cell office:value-type="string">
            <text:p>Loan Installment Collection (Event – 8) </text:p>
            <text:p>(1 continue Partial, 1 last month full)</text:p>
          </table:table-cell>
          <table:table-cell office:value-type="string">
            <text:p>2 member paid full loan,</text:p>
            <text:p>I member paid half loan installment ,</text:p>
          </table:table-cell>
          <table:table-cell office:value-type="string">
            <text:p>L2</text:p>
            <text:p>ln_master amt_int_paid=1, amt_int_accr=0, amt_ln_balance=00,amt_ln_disb=100</text:p>
            <text:p>ln_installemt:INSERT amt_int_install = 1, amt_princ_install = 100</text:p>
            <text:p>L4</text:p>
            <text:p>ln_master amt_int_paid=3.01, amt_int_accr=0, amt_ln_balance=00,amt_ln_disb=200</text:p>
            <text:p>ln_installemt:INSERT amt_int_install = 3.01, amt_princ_install = 200</text:p>
            <text:p>L3-not paid</text:p>
          </table:table-cell>
          <table:table-cell office:value-type="string">
            <text:p>PASS</text:p>
          </table:table-cell>
        </table:table-row>
        <table:table-row table:style-name="ro8">
          <table:covered-table-cell/>
          <table:table-cell office:value-type="string">
            <text:p>4.4</text:p>
          </table:table-cell>
          <table:table-cell office:value-type="string">
            <text:p>Get Total Cash Balance (Event – 9)</text:p>
          </table:table-cell>
          <table:table-cell office:value-type="string">
            <text:p>group_master_id</text:p>
          </table:table-cell>
          <table:table-cell office:value-type="float" office:value="1710">
            <text:p>1710</text:p>
          </table:table-cell>
          <table:table-cell office:value-type="string">
            <text:p>PASS</text:p>
          </table:table-cell>
        </table:table-row>
        <table:table-row table:style-name="ro11">
          <table:covered-table-cell/>
          <table:table-cell office:value-type="string">
            <text:p>4.5</text:p>
          </table:table-cell>
          <table:table-cell office:value-type="string">
            <text:p>Loan Disbursment (Event – 10, </text:p>
            <text:p>Take 1 fresh member and 1 one old)</text:p>
          </table:table-cell>
          <table:table-cell office:value-type="string">
            <text:p>L6 200</text:p>
            <text:p>L3 100</text:p>
          </table:table-cell>
          <table:table-cell office:value-type="string">
            <text:p>L6</text:p>
            <text:p>ln_master amt_ln_disb=200, amt_ln_balance=201, amt_int_accr=1</text:p>
            <text:p>group_event_log to have appropriate recod data (gurnter data &amp; remark)</text:p>
            <text:p>L3</text:p>
            <text:p>ln_master amt_ln_disb=100, amt_ln_balance=100, amt_int_accr=0</text:p>
            <text:p>Apporpriate group_event_log</text:p>
          </table:table-cell>
          <table:table-cell office:value-type="string">
            <text:p>PASS</text:p>
          </table:table-cell>
        </table:table-row>
        <table:table-row table:style-name="ro9">
          <table:covered-table-cell/>
          <table:table-cell office:value-type="string">
            <text:p>4.6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39" office:value-type="string">
            <text:p>table should be-inserted with C in meeting status -</text:p>
            <text:p>Meeting date (2019-03-01)</text:p>
          </table:table-cell>
          <table:table-cell office:value-type="string">
            <text:p>PASS</text:p>
          </table:table-cell>
        </table:table-row>
        <table:table-row table:style-name="ro9" table:number-rows-repeated="1048552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group_masters" table:style-name="ta1" table:print="false"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row table:style-name="ro3">
          <table:table-cell office:value-type="string">
            <text:p>TestCase</text:p>
          </table:table-cell>
          <table:table-cell office:value-type="string">
            <text:p># id</text:p>
          </table:table-cell>
          <table:table-cell office:value-type="string">
            <text:p><text:s/>name</text:p>
          </table:table-cell>
          <table:table-cell office:value-type="string">
            <text:p><text:s/>login_id</text:p>
          </table:table-cell>
          <table:table-cell office:value-type="string">
            <text:p><text:s/>email</text:p>
          </table:table-cell>
          <table:table-cell office:value-type="string">
            <text:p><text:s/>password</text:p>
          </table:table-cell>
          <table:table-cell office:value-type="string">
            <text:p><text:s/>audit_created_dttm</text:p>
          </table:table-cell>
          <table:table-cell office:value-type="string">
            <text:p><text:s/>audit_updated_dttm</text:p>
          </table:table-cell>
        </table:table-row>
        <table:table-row table:style-name="ro3">
          <table:table-cell table:style-name="ce18" office:value-type="string">
            <text:p>1.1</text:p>
          </table:table-cell>
          <table:table-cell table:style-name="ce19" office:value-type="float" office:value="1">
            <text:p>1</text:p>
          </table:table-cell>
          <table:table-cell table:style-name="Default" office:value-type="string">
            <text:p><text:s/>umariya_society</text:p>
          </table:table-cell>
          <table:table-cell table:style-name="Default" office:value-type="string">
            <text:p><text:s/>u012019</text:p>
          </table:table-cell>
          <table:table-cell table:style-name="Default" office:value-type="string">
            <text:p>umasociety@gmail.com</text:p>
          </table:table-cell>
          <table:table-cell table:style-name="Default" office:value-type="string">
            <text:p><text:s/>umariya012019</text:p>
          </table:table-cell>
          <table:table-cell table:number-columns-repeated="2" table:style-name="ce19" office:value-type="string">
            <text:p><text:s/></text:p>
          </table:table-cell>
        </table:table-row>
      </table:table>
      <table:table table:name="group_params" table:style-name="ta1" table:print="false">
        <table:table-column table:style-name="co18" table:default-cell-style-name="ce17"/>
        <table:table-column table:style-name="co11" table:default-cell-style-name="ce17"/>
        <table:table-column table:style-name="co19" table:number-columns-repeated="2" table:default-cell-style-name="ce17"/>
        <table:table-column table:style-name="co16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16" table:default-cell-style-name="ce17"/>
        <table:table-column table:style-name="co17" table:default-cell-style-name="ce17"/>
        <table:table-row table:style-name="ro3">
          <table:table-cell office:value-type="string">
            <text:p>Test Case</text:p>
          </table:table-cell>
          <table:table-cell office:value-type="string">
            <text:p># id</text:p>
          </table:table-cell>
          <table:table-cell office:value-type="string">
            <text:p><text:s/>group_master_id</text:p>
          </table:table-cell>
          <table:table-cell office:value-type="string">
            <text:p><text:s/>group_start_date</text:p>
          </table:table-cell>
          <table:table-cell office:value-type="string">
            <text:p><text:s/>meeting_frequency</text:p>
          </table:table-cell>
          <table:table-cell office:value-type="string">
            <text:p><text:s/>meeting_schedule</text:p>
          </table:table-cell>
          <table:table-cell office:value-type="string">
            <text:p><text:s/>share_face_value</text:p>
          </table:table-cell>
          <table:table-cell office:value-type="string">
            <text:p><text:s/>loan_interest_rate</text:p>
          </table:table-cell>
          <table:table-cell office:value-type="string">
            <text:p><text:s/>loan_interest_base</text:p>
          </table:table-cell>
          <table:table-cell office:value-type="string">
            <text:p><text:s/>loan_disb_amt_max_lim_percent</text:p>
          </table:table-cell>
          <table:table-cell office:value-type="string">
            <text:p><text:s/>loan_gauranters_count</text:p>
          </table:table-cell>
          <table:table-cell office:value-type="string">
            <text:p><text:s/>audit_created_date</text:p>
          </table:table-cell>
          <table:table-cell office:value-type="string">
            <text:p><text:s/>audit_updated_date</text:p>
          </table:table-cell>
        </table:table-row>
        <table:table-row table:style-name="ro3">
          <table:table-cell table:style-name="Default" office:value-type="string">
            <text:p><text:s/></text:p>
          </table:table-cell>
          <table:table-cell table:style-name="ce20" office:value-type="float" office:value="1">
            <text:p>1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2019-01-01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last_sunday</text:p>
          </table:table-cell>
          <table:table-cell table:style-name="Default" office:value-type="string">
            <text:p><text:s/>100</text:p>
          </table:table-cell>
          <table:table-cell table:style-name="Default" office:value-type="string">
            <text:p><text:s/>12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200</text:p>
          </table:table-cell>
          <table:table-cell table:style-name="Default" office:value-type="string">
            <text:p><text:s/>3</text:p>
          </table:table-cell>
          <table:table-cell table:number-columns-repeated="2" table:style-name="Default" office:value-type="string">
            <text:p><text:s/>2019-01-01</text:p>
          </table:table-cell>
        </table:table-row>
      </table:table>
      <table:table table:name="group_members" table:style-name="ta1" table:print="false">
        <table:table-column table:style-name="co26" table:default-cell-style-name="ce2"/>
        <table:table-column table:style-name="co11" table:default-cell-style-name="ce2"/>
        <table:table-column table:style-name="co19" table:default-cell-style-name="ce2"/>
        <table:table-column table:style-name="co27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Default"/>
        <table:table-row table:style-name="ro3">
          <table:table-cell table:style-name="ce21" office:value-type="string">
            <text:p>Test_Case</text:p>
          </table:table-cell>
          <table:table-cell table:style-name="ce21" office:value-type="string">
            <text:p># id</text:p>
          </table:table-cell>
          <table:table-cell table:style-name="ce21" office:value-type="string">
            <text:p><text:s/>group_master_id</text:p>
          </table:table-cell>
          <table:table-cell table:style-name="ce17" office:value-type="string">
            <text:p><text:s/>name</text:p>
          </table:table-cell>
          <table:table-cell table:style-name="ce17" office:value-type="string">
            <text:p><text:s/>mail</text:p>
          </table:table-cell>
          <table:table-cell table:style-name="ce17" office:value-type="string">
            <text:p><text:s/>password</text:p>
          </table:table-cell>
          <table:table-cell table:style-name="ce17" office:value-type="string">
            <text:p><text:s/>mobile</text:p>
          </table:table-cell>
          <table:table-cell table:style-name="ce17" office:value-type="string">
            <text:p><text:s/>birth_date</text:p>
          </table:table-cell>
          <table:table-cell table:style-name="ce17" office:value-type="string">
            <text:p><text:s/>kyc_doc_type</text:p>
          </table:table-cell>
          <table:table-cell table:style-name="ce17" office:value-type="string">
            <text:p><text:s/>kyc_id</text:p>
          </table:table-cell>
          <table:table-cell table:style-name="ce21" office:value-type="string">
            <text:p><text:s/>member_status</text:p>
          </table:table-cell>
          <table:table-cell table:style-name="ce21" office:value-type="string">
            <text:p><text:s/>close_date</text:p>
          </table:table-cell>
          <table:table-cell table:style-name="ce21" office:value-type="string">
            <text:p><text:s/>share_balance</text:p>
          </table:table-cell>
          <table:table-cell table:style-name="ce21" office:value-type="string">
            <text:p><text:s/>calender_id</text:p>
          </table:table-cell>
          <table:table-cell table:style-name="ce21" office:value-type="string">
            <text:p><text:s/>audit_created_dttm</text:p>
          </table:table-cell>
          <table:table-cell table:style-name="ce21" office:value-type="string">
            <text:p><text:s/>audit_updated_dttm</text:p>
          </table:table-cell>
          <table:table-cell table:style-name="ce12"/>
        </table:table-row>
        <table:table-row table:style-name="ro3">
          <table:table-cell office:value-type="string">
            <text:p>1.3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table:number-columns-repeated="14"/>
          <table:table-cell table:style-name="ce23" table:number-columns-repeated="2"/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3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3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 table:number-rows-repeated="1048547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meeting_calender" table:style-name="ta1" table:print="false">
        <table:table-column table:style-name="co18" table:default-cell-style-name="Default"/>
        <table:table-column table:style-name="co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19" table:default-cell-style-name="Default"/>
        <table:table-column table:style-name="co37" table:default-cell-style-name="ce18"/>
        <table:table-column table:style-name="co38" table:default-cell-style-name="ce18"/>
        <table:table-column table:style-name="co39" table:default-cell-style-name="Default"/>
        <table:table-column table:style-name="co5" table:default-cell-style-name="Default"/>
        <table:table-row table:style-name="ro3">
          <table:table-cell table:style-name="ce17" office:value-type="string">
            <text:p>Test Case</text:p>
          </table:table-cell>
          <table:table-cell office:value-type="string">
            <text:p>id</text:p>
          </table:table-cell>
          <table:table-cell office:value-type="string">
            <text:p>group_master_id</text:p>
          </table:table-cell>
          <table:table-cell office:value-type="string">
            <text:p>cycle_no</text:p>
          </table:table-cell>
          <table:table-cell office:value-type="string">
            <text:p>share_amount</text:p>
          </table:table-cell>
          <table:table-cell table:style-name="Default" office:value-type="string">
            <text:p>meeting_start_date</text:p>
          </table:table-cell>
          <table:table-cell table:style-name="Default" office:value-type="string">
            <text:p>meeting_end_date</text:p>
          </table:table-cell>
          <table:table-cell office:value-type="string">
            <text:p>total_active_members</text:p>
          </table:table-cell>
          <table:table-cell office:value-type="string">
            <text:p>status</text:p>
          </table:table-cell>
        </table:table-row>
        <table:table-row table:style-name="ro3">
          <table:table-cell office:value-type="string">
            <text:p>2.1&amp;2.5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1-01">
            <text:p>01-01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3,1&amp;3,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2-01">
            <text:p>01-02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4,1&amp;4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3-01">
            <text:p>01-03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</table:table>
      <table:table table:name="ln_masters" table:style-name="ta1" table:print="false">
        <table:table-column table:style-name="co18" table:default-cell-style-name="ce2"/>
        <table:table-column table:style-name="co5" table:default-cell-style-name="ce2"/>
        <table:table-column table:style-name="co40" table:default-cell-style-name="ce2"/>
        <table:table-column table:style-name="co36" table:default-cell-style-name="ce2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3">
          <table:table-cell table:style-name="ce21" office:value-type="string">
            <text:p>Test Case</text:p>
          </table:table-cell>
          <table:table-cell table:style-name="ce25" office:value-type="string">
            <text:p>id</text:p>
          </table:table-cell>
          <table:table-cell table:style-name="ce25" office:value-type="string">
            <text:p>group_member_id</text:p>
          </table:table-cell>
          <table:table-cell table:style-name="ce25" office:value-type="string">
            <text:p>group_master_id</text:p>
          </table:table-cell>
          <table:table-cell table:style-name="ce26" office:value-type="string">
            <text:p>amt_ln_disb</text:p>
          </table:table-cell>
          <table:table-cell table:style-name="ce26" office:value-type="string">
            <text:p>amt_ln_balance</text:p>
          </table:table-cell>
          <table:table-cell table:style-name="ce26" office:value-type="string">
            <text:p>amt_int_accr</text:p>
          </table:table-cell>
          <table:table-cell table:style-name="ce26" office:value-type="string">
            <text:p>amt_int_paid</text:p>
          </table:table-cell>
        </table:table-row>
        <table:table-row table:style-name="ro3">
          <table:table-cell table:style-name="ce9" office:value-type="string">
            <text:p>2.4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,5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1.5">
            <text:p>151,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.52">
            <text:p>1,52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 table:number-rows-repeated="104855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ln_installments" table:style-name="ta1" table:print="false">
        <table:table-column table:style-name="co1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8"/>
        <table:table-column table:style-name="co51" table:default-cell-style-name="Default"/>
        <table:table-row table:style-name="ro3">
          <table:table-cell table:style-name="ce6" office:value-type="string">
            <text:p>Test Case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group_master_id</text:p>
          </table:table-cell>
          <table:table-cell table:style-name="ce28" office:value-type="string">
            <text:p>group_member_id</text:p>
          </table:table-cell>
          <table:table-cell table:style-name="ce28" office:value-type="string">
            <text:p>calender_id</text:p>
          </table:table-cell>
          <table:table-cell table:style-name="ce28" office:value-type="string">
            <text:p>amount_interest_paid</text:p>
          </table:table-cell>
          <table:table-cell table:style-name="ce28" office:value-type="string">
            <text:p>dat_installments</text:p>
          </table:table-cell>
          <table:table-cell table:style-name="ce28" office:value-type="string">
            <text:p>amt_price_paid</text:p>
          </table:table-cell>
        </table:table-row>
        <table:table-row table:style-name="ro3">
          <table:table-cell table:style-name="ce27" office:value-type="float" office:value="3.3">
            <text:p>3,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date" office:date-value="2019-02-01">
            <text:p>01-02-19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date" office:date-value="2019-02-01">
            <text:p>01-02-19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date" office:date-value="2019-02-01">
            <text:p>01-02-19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date" office:date-value="2019-02-01">
            <text:p>01-02-19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6"/>
          <table:table-cell table:style-name="Default"/>
          <table:table-cell/>
        </table:table-row>
        <table:table-row table:style-name="ro3">
          <table:table-cell office:value-type="float" office:value="4.3">
            <text:p>4,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date" office:date-value="2019-03-01">
            <text:p>01-03-19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.52">
            <text:p>1,52</text:p>
          </table:table-cell>
          <table:table-cell office:value-type="date" office:date-value="2019-03-01">
            <text:p>01-03-19</text:p>
          </table:table-cell>
          <table:table-cell office:value-type="float" office:value="151.5">
            <text:p>151,5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</table:table>
      <table:table table:name="group_event_log" table:style-name="ta1" table:print="false">
        <table:table-column table:style-name="co18" table:default-cell-style-name="Default"/>
        <table:table-column table:style-name="co52" table:number-columns-repeated="2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5" table:default-cell-style-name="Default"/>
        <table:table-column table:style-name="co5" table:default-cell-style-name="ce18"/>
        <table:table-column table:style-name="co5" table:number-columns-repeated="2" table:default-cell-style-name="Default"/>
        <table:table-row table:style-name="ro3">
          <table:table-cell table:style-name="ce17" office:value-type="string">
            <text:p>Test Case</text:p>
          </table:table-cell>
          <table:table-cell table:style-name="ce17" office:value-type="string">
            <text:p>id</text:p>
          </table:table-cell>
          <table:table-cell office:value-type="string">
            <text:p>group_master_id</text:p>
          </table:table-cell>
          <table:table-cell office:value-type="string">
            <text:p>group_member_id</text:p>
          </table:table-cell>
          <table:table-cell office:value-type="string">
            <text:p>txn_code</text:p>
          </table:table-cell>
          <table:table-cell office:value-type="string">
            <text:p>txn_amount</text:p>
          </table:table-cell>
          <table:table-cell table:style-name="Default" office:value-type="string">
            <text:p>txn_date</text:p>
          </table:table-cell>
          <table:table-cell office:value-type="string">
            <text:p>remark</text:p>
          </table:table-cell>
          <table:table-cell office:value-type="string">
            <text:p>calender_id</text:p>
          </table:table-cell>
        </table:table-row>
        <table:table-row table:style-name="ro3">
          <table:table-cell table:style-name="ce27" office:value-type="float" office:value="2.4">
            <text:p>2,4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02">
            <text:p>102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151.5">
            <text:p>151,5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151.5">
            <text:p>151,5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3/08/2019</text:date>, <text:time>20:4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gnesh Patel</meta:initial-creator>
    <meta:creation-date>2019-07-07T22:05:17.02</meta:creation-date>
    <dc:date>2019-08-03T20:43:36.90</dc:date>
    <dc:creator>Jignesh Patel</dc:creator>
    <meta:editing-duration>P12DT13H31M29S</meta:editing-duration>
    <meta:editing-cycles>49</meta:editing-cycles>
    <meta:generator>OpenOffice/4.1.3$Win32 OpenOffice.org_project/413m1$Build-9783</meta:generator>
    <meta:document-statistic meta:table-count="9" meta:cell-count="780" meta:object-count="0"/>
  </office:meta>
</office:document-meta>
</file>